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Vlastnosti_5f_robotov" style:display-name="Vlastnosti_robotov" style:family="table">
      <style:table-properties style:width="16.999cm" table:align="margins"/>
    </style:style>
    <style:style style:name="Vlastnosti_5f_robotov.A" style:display-name="Vlastnosti_robotov.A" style:family="table-column">
      <style:table-column-properties style:column-width="2.302cm" style:rel-column-width="8874*"/>
    </style:style>
    <style:style style:name="Vlastnosti_5f_robotov.B" style:display-name="Vlastnosti_robotov.B" style:family="table-column">
      <style:table-column-properties style:column-width="5.292cm" style:rel-column-width="20401*"/>
    </style:style>
    <style:style style:name="Vlastnosti_5f_robotov.C" style:display-name="Vlastnosti_robotov.C" style:family="table-column">
      <style:table-column-properties style:column-width="2.54cm" style:rel-column-width="9792*"/>
    </style:style>
    <style:style style:name="Vlastnosti_5f_robotov.D" style:display-name="Vlastnosti_robotov.D" style:family="table-column">
      <style:table-column-properties style:column-width="2.531cm" style:rel-column-width="9758*"/>
    </style:style>
    <style:style style:name="Vlastnosti_5f_robotov.E" style:display-name="Vlastnosti_robotov.E" style:family="table-column">
      <style:table-column-properties style:column-width="4.334cm" style:rel-column-width="16710*"/>
    </style:style>
    <style:style style:name="Vlastnosti_5f_robotov.A1" style:display-name="Vlastnosti_robotov.A1" style:family="table-cell">
      <style:table-cell-properties fo:padding="0.097cm" fo:border-left="0.002cm solid #000000" fo:border-right="none" fo:border-top="0.002cm solid #000000" fo:border-bottom="0.002cm solid #000000"/>
    </style:style>
    <style:style style:name="Vlastnosti_5f_robotov.E1" style:display-name="Vlastnosti_robotov.E1" style:family="table-cell">
      <style:table-cell-properties fo:padding="0.097cm" fo:border="0.002cm solid #000000"/>
    </style:style>
    <style:style style:name="Vlastnosti_5f_robotov.A2" style:display-name="Vlastnosti_robotov.A2" style:family="table-cell">
      <style:table-cell-properties fo:padding="0.097cm" fo:border-left="0.002cm solid #000000" fo:border-right="none" fo:border-top="none" fo:border-bottom="0.002cm solid #000000"/>
    </style:style>
    <style:style style:name="Vlastnosti_5f_robotov.E2" style:display-name="Vlastnosti_robotov.E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 style:family="table">
      <style:table-properties style:width="16.999cm" table:align="margins"/>
    </style:style>
    <style:style style:name="tab.A" style:family="table-column">
      <style:table-column-properties style:column-width="8.5cm" style:rel-column-width="32767*"/>
    </style:style>
    <style:style style:name="tab.A1" style:family="table-cell">
      <style:table-cell-properties fo:padding="0.097cm" fo:border-left="0.002cm solid #000000" fo:border-right="none" fo:border-top="0.002cm solid #000000" fo:border-bottom="0.002cm solid #000000"/>
    </style:style>
    <style:style style:name="tab.B1" style:family="table-cell" style:data-style-name="N0">
      <style:table-cell-properties fo:padding="0.097cm" fo:border="0.002cm solid #000000"/>
    </style:style>
    <style:style style:name="tab.A2" style:family="table-cell">
      <style:table-cell-properties fo:padding="0.097cm" fo:border-left="0.002cm solid #000000" fo:border-right="none" fo:border-top="none" fo:border-bottom="0.002cm solid #000000"/>
    </style:style>
    <style:style style:name="tab.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Heading">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Heading_20_1">
      <style:paragraph-properties fo:text-align="center" style:justify-single-word="false"/>
    </style:style>
    <style:style style:name="P7" style:family="paragraph" style:parent-style-name="Heading_20_1">
      <style:paragraph-properties fo:text-align="center" style:justify-single-word="false"/>
      <style:text-properties fo:font-weight="bold" style:font-weight-asian="bold" style:font-weight-complex="bold"/>
    </style:style>
    <style:style style:name="P8" style:family="paragraph" style:parent-style-name="Heading_20_2">
      <style:paragraph-properties fo:text-align="center" style:justify-single-word="false"/>
    </style:style>
    <style:style style:name="P9" style:family="paragraph" style:parent-style-name="Heading_20_2">
      <style:paragraph-properties fo:text-align="center" style:justify-single-word="false"/>
      <style:text-properties fo:font-style="normal" style:font-style-asian="normal" style:font-style-complex="normal"/>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4">
      <style:text-properties fo:font-style="italic" style:font-style-asian="italic" style:font-style-complex="italic"/>
    </style:style>
    <style:style style:name="P16" style:family="paragraph" style:parent-style-name="Standard">
      <style:paragraph-properties fo:margin-left="0cm" fo:margin-right="0cm" fo:text-indent="0cm" style:auto-text-indent="false"/>
    </style:style>
    <style:style style:name="P17" style:family="paragraph" style:parent-style-name="Standard" style:list-style-name="L5">
      <style:paragraph-properties fo:margin-left="0cm" fo:margin-right="0cm" fo:text-indent="0cm" style:auto-text-indent="false"/>
    </style:style>
    <style:style style:name="P18" style:family="paragraph" style:parent-style-name="Standard" style:list-style-name="L6">
      <style:paragraph-properties fo:margin-left="0cm" fo:margin-right="0cm" fo:text-indent="0cm" style:auto-text-indent="false"/>
    </style:style>
    <style:style style:name="P19" style:family="paragraph" style:parent-style-name="Standard" style:list-style-name="L7">
      <style:paragraph-properties fo:margin-left="0cm" fo:margin-right="0cm" fo:text-indent="0cm" style:auto-text-indent="false"/>
    </style:style>
    <style:style style:name="P20" style:family="paragraph" style:parent-style-name="Standard" style:list-style-name="L8">
      <style:paragraph-properties fo:margin-left="0cm" fo:margin-right="0cm" fo:text-indent="0cm" style:auto-text-indent="false"/>
    </style:style>
    <style:style style:name="P21" style:family="paragraph" style:parent-style-name="Standard" style:list-style-name="L4">
      <style:paragraph-properties fo:margin-left="0cm" fo:margin-right="0cm" fo:text-indent="0cm" style:auto-text-indent="false"/>
      <style:text-properties fo:font-style="italic" style:font-style-asian="italic" style:font-style-complex="italic"/>
    </style:style>
    <style:style style:name="P22" style:family="paragraph" style:parent-style-name="Standard" style:list-style-name="L4">
      <style:paragraph-properties fo:margin-left="1.251cm" fo:margin-right="0cm" fo:text-indent="0cm" style:auto-text-indent="false"/>
    </style:style>
    <style:style style:name="P23" style:family="paragraph" style:parent-style-name="Standard" style:list-style-name="L5">
      <style:paragraph-properties fo:margin-left="1.251cm" fo:margin-right="0cm" fo:text-indent="0cm" style:auto-text-indent="false"/>
    </style:style>
    <style:style style:name="P24" style:family="paragraph" style:parent-style-name="Standard" style:list-style-name="L6">
      <style:paragraph-properties fo:margin-left="1.251cm" fo:margin-right="0cm" fo:text-indent="0cm" style:auto-text-indent="false"/>
    </style:style>
    <style:style style:name="T1" style:family="text">
      <style:text-properties fo:font-style="normal" style:font-style-asian="normal" style:font-style-complex="normal"/>
    </style:style>
    <style:style style:name="T2" style:family="text">
      <style:text-properties style:text-underline-style="solid" style:text-underline-type="double"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style:style style:name="Sect2" style:family="section">
      <style:section-properties fo:margin-left="2cm" fo:margin-right="2cm" style:editable="false">
        <style:columns fo:column-count="1" fo:column-gap="0cm"/>
      </style:section-properties>
    </style:style>
    <style:style style:name="Sect3" style:family="section">
      <style:section-properties text:dont-balance-text-columns="false" fo:margin-left="2cm" fo:margin-right="2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žívateľská dokumentáci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Codewars<text:tab/>1</text:p>
          <text:p text:style-name="P5">Roboti<text:tab/>1</text:p>
          <text:p text:style-name="P4">Syntax vstupných súborov<text:tab/>1</text:p>
          <text:p text:style-name="P4">Vlastnosti robotov<text:tab/>2</text:p>
          <text:p text:style-name="P4">Ciele robota<text:tab/>3</text:p>
          <text:p text:style-name="P4">Pamäť robota<text:tab/>3</text:p>
          <text:p text:style-name="P4">Program robota<text:tab/>3</text:p>
          <text:p text:style-name="P5">Podporované systémy<text:tab/>4</text:p>
          <text:p text:style-name="P5">Distribúcia<text:tab/>5</text:p>
          <text:p text:style-name="P5">Beh programu<text:tab/>5</text:p>
          <text:p text:style-name="P5">Kolo hry<text:tab/>6</text:p>
          <text:p text:style-name="P5">Plánovače <text:tab/>6</text:p>
          <text:p text:style-name="P5">Priebeh simulácie<text:tab/>7</text:p>
        </text:index-body>
      </text:table-of-content>
      <text:h text:style-name="P6" text:outline-level="1"/>
      <text:h text:style-name="P6" text:outline-level="1">Codewars</text:h>
      <text:p text:style-name="Standard"/>
      <text:p text:style-name="Standard">Codewar je hra 1-n hráčov. Každý hráč si pomocou svojho obľúbeného editora vytvorí program pomocou pseudokodu program, ktorý bude robot vykonávať. Podrobnejšie je syntax programu vysvetlená v kapitole Jazyk. Užívateľ si môže v jednom súbore definovať viacero robotov s rôznymi programami a vlastnostiami. Cieľom simulácie je zistiť, ktorý z programov je 'lepší', zistiť, ktorý program najskôr splní podmienky zadané v programe alebo ktorý zostane nažive ako posledný.</text:p>
      <text:p text:style-name="Standard"/>
      <text:h text:style-name="P6" text:outline-level="1">Roboti</text:h>
      <text:h text:style-name="P8" text:outline-level="2">Syntax vstupných súborov</text:h>
      <text:p text:style-name="Standard"/>
      <text:p text:style-name="Standard">Vstupný súbor pozostáva z neobmedzene mnoho sekcií definovaným slovami 'robot' následvaný identifikačným zhlukom písmen a čísel a množinovými závorkami, ktoré obsahujú informácie týkajúceho sa tohoto jedného robota. Tieto informácie sú trojakého druhu, ktoré nasledujú v vstupnom súbore v tomto poradí:</text:p>
      <text:list xml:id="list300249715" text:style-name="L1">
        <text:list-item>
          <text:p text:style-name="P10">vlastnosti robota</text:p>
        </text:list-item>
        <text:list-item>
          <text:p text:style-name="P10">ciele robota</text:p>
        </text:list-item>
        <text:list-item>
          <text:p text:style-name="P10">program robota</text:p>
        </text:list-item>
      </text:list>
      <text:p text:style-name="Standard"/>
      <text:section text:style-name="Sect2" text:name="Section1">
        <text:p text:style-name="Standard">Robot meno_robota</text:p>
        <text:p text:style-name="Standard">{</text:p>
        <text:p text:style-name="Standard"><text:tab/>&lt;vlastnost1&gt;</text:p>
        <text:p text:style-name="Standard"><text:tab/>&lt;vlastnost2&gt;</text:p>
        <text:p text:style-name="Standard"><text:soft-page-break/><text:tab/>&lt;vlastnost3&gt;</text:p>
        <text:p text:style-name="Standard"><text:tab/>&lt;ciel1&gt;</text:p>
        <text:p text:style-name="Standard"><text:tab/>&lt;ciel2&gt;</text:p>
        <text:p text:style-name="Standard"/>
        <text:p text:style-name="Standard"><text:tab/>&lt;program&gt;</text:p>
        <text:p text:style-name="Standard">}</text:p>
      </text:section>
      <text:p text:style-name="Standard"/>
      <text:p text:style-name="Standard"/>
      <text:p text:style-name="Standard"><text:s/>Jednotlivé druhy vlastností a cieľov a synax programu sú popísané v následujúcich podkapitolách</text:p>
      <text:p text:style-name="Standard"/>
      <text:h text:style-name="P8" text:outline-level="2"><text:span text:style-name="T1">Vlastnosti</text:span> robotov</text:h>
      <text:p text:style-name="Standard"/>
      <text:p text:style-name="Standard">Vlastnosti robotov sú popísané v následujúcej tabuľke:</text:p>
      <text:p text:style-name="Standard"/>
      <table:table table:name="Vlastnosti_robotov" table:style-name="Vlastnosti_5f_robotov">
        <table:table-column table:style-name="Vlastnosti_5f_robotov.A"/>
        <table:table-column table:style-name="Vlastnosti_5f_robotov.B"/>
        <table:table-column table:style-name="Vlastnosti_5f_robotov.C"/>
        <table:table-column table:style-name="Vlastnosti_5f_robotov.D"/>
        <table:table-column table:style-name="Vlastnosti_5f_robotov.E"/>
        <table:table-row>
          <table:table-cell table:style-name="Vlastnosti_5f_robotov.A1" office:value-type="string">
            <text:p text:style-name="Table_20_Contents">Vlastnosť</text:p>
          </table:table-cell>
          <table:table-cell table:style-name="Vlastnosti_5f_robotov.A1" office:value-type="string">
            <text:p text:style-name="Table_20_Contents">Popis</text:p>
          </table:table-cell>
          <table:table-cell table:style-name="Vlastnosti_5f_robotov.A1" office:value-type="string">
            <text:p text:style-name="Table_20_Contents">Jednotky</text:p>
          </table:table-cell>
          <table:table-cell table:style-name="Vlastnosti_5f_robotov.A1" office:value-type="string">
            <text:p text:style-name="Table_20_Contents">Obmedzenie</text:p>
          </table:table-cell>
          <table:table-cell table:style-name="Vlastnosti_5f_robotov.E1" office:value-type="string">
            <text:p text:style-name="Table_20_Contents">Syntax</text:p>
          </table:table-cell>
        </table:table-row>
        <table:table-row>
          <table:table-cell table:style-name="Vlastnosti_5f_robotov.A2" office:value-type="string">
            <text:p text:style-name="Table_20_Contents">Zdravie</text:p>
          </table:table-cell>
          <table:table-cell table:style-name="Vlastnosti_5f_robotov.A2" office:value-type="string">
            <text:p text:style-name="Table_20_Contents">celé číslo popisujúce stav robota, ak je menšie ako nula, robot je mŕtvy a nemôže vykonávať žiadne akcie</text:p>
          </table:table-cell>
          <table:table-cell table:style-name="Vlastnosti_5f_robotov.A2" office:value-type="string">
            <text:p text:style-name="Table_20_Contents">žiadne</text:p>
          </table:table-cell>
          <table:table-cell table:style-name="Vlastnosti_5f_robotov.A2" office:value-type="string">
            <text:p text:style-name="Table_20_Contents">0-</text:p>
          </table:table-cell>
          <table:table-cell table:style-name="Vlastnosti_5f_robotov.E2" office:value-type="string">
            <text:p text:style-name="Table_20_Contents"><text:span text:style-name="T3">health</text:span> = &lt;číslo&gt;</text:p>
          </table:table-cell>
        </table:table-row>
        <table:table-row>
          <table:table-cell table:style-name="Vlastnosti_5f_robotov.A2" office:value-type="string">
            <text:p text:style-name="Table_20_Contents">Útok</text:p>
          </table:table-cell>
          <table:table-cell table:style-name="Vlastnosti_5f_robotov.A2" office:value-type="string">
            <text:p text:style-name="Table_20_Contents">celé čislo popisujúce útok zblízka</text:p>
          </table:table-cell>
          <table:table-cell table:style-name="Vlastnosti_5f_robotov.A2" office:value-type="string">
            <text:p text:style-name="Table_20_Contents">žiadne</text:p>
          </table:table-cell>
          <table:table-cell table:style-name="Vlastnosti_5f_robotov.A2" office:value-type="string">
            <text:p text:style-name="Table_20_Contents">kladné číslo</text:p>
          </table:table-cell>
          <table:table-cell table:style-name="Vlastnosti_5f_robotov.E2" office:value-type="string">
            <text:p text:style-name="Table_20_Contents"><text:span text:style-name="T4">attack</text:span> = &lt;číslo&gt;</text:p>
          </table:table-cell>
        </table:table-row>
        <table:table-row>
          <table:table-cell table:style-name="Vlastnosti_5f_robotov.A2" office:value-type="string">
            <text:p text:style-name="Table_20_Contents">Obrana</text:p>
          </table:table-cell>
          <table:table-cell table:style-name="Vlastnosti_5f_robotov.A2" office:value-type="string">
            <text:p text:style-name="Table_20_Contents">celé čislo popisujúce obranu </text:p>
          </table:table-cell>
          <table:table-cell table:style-name="Vlastnosti_5f_robotov.A2" office:value-type="string">
            <text:p text:style-name="Table_20_Contents">žiadne</text:p>
          </table:table-cell>
          <table:table-cell table:style-name="Vlastnosti_5f_robotov.A2" office:value-type="string">
            <text:p text:style-name="Table_20_Contents">kladné číslo</text:p>
          </table:table-cell>
          <table:table-cell table:style-name="Vlastnosti_5f_robotov.E2" office:value-type="string">
            <text:p text:style-name="Table_20_Contents"><text:span text:style-name="T4">defense</text:span> = &lt;číslo&gt;</text:p>
          </table:table-cell>
        </table:table-row>
        <table:table-row>
          <table:table-cell table:style-name="Vlastnosti_5f_robotov.A2" office:value-type="string">
            <text:p text:style-name="Table_20_Contents">Útok zdiaľky</text:p>
          </table:table-cell>
          <table:table-cell table:style-name="Vlastnosti_5f_robotov.A2" office:value-type="string">
            <text:p text:style-name="Table_20_Contents">celé číslo popisujúce útok strely</text:p>
          </table:table-cell>
          <table:table-cell table:style-name="Vlastnosti_5f_robotov.A2" office:value-type="string">
            <text:p text:style-name="Table_20_Contents">žiadne</text:p>
          </table:table-cell>
          <table:table-cell table:style-name="Vlastnosti_5f_robotov.A2" office:value-type="string">
            <text:p text:style-name="Table_20_Contents">žiadne</text:p>
          </table:table-cell>
          <table:table-cell table:style-name="Vlastnosti_5f_robotov.E2" office:value-type="string">
            <text:p text:style-name="Table_20_Contents"><text:span text:style-name="T3">mattack</text:span> = &lt;číslo&gt;</text:p>
          </table:table-cell>
        </table:table-row>
        <table:table-row>
          <table:table-cell table:style-name="Vlastnosti_5f_robotov.A2" office:value-type="string">
            <text:p text:style-name="Table_20_Contents">Dolet strely<text:note text:id="ftn1" text:note-class="footnote"><text:note-citation>1</text:note-citation><text:note-body><text:p text:style-name="Footnote">Potom, čo strela doletí, sa automaticky vracia svojmu majiteľovi a ten ju v tom okamžiku môže vystreiť znova</text:p></text:note-body></text:note></text:p>
          </table:table-cell>
          <table:table-cell table:style-name="Vlastnosti_5f_robotov.A2" office:value-type="string">
            <text:p text:style-name="Table_20_Contents">celé čislo popisujúce dostrel</text:p>
          </table:table-cell>
          <table:table-cell table:style-name="Vlastnosti_5f_robotov.A2" office:value-type="string">
            <text:p text:style-name="Table_20_Contents">žiadne</text:p>
          </table:table-cell>
          <table:table-cell table:style-name="Vlastnosti_5f_robotov.A2" office:value-type="string">
            <text:p text:style-name="Table_20_Contents">žiadne</text:p>
          </table:table-cell>
          <table:table-cell table:style-name="Vlastnosti_5f_robotov.E2" office:value-type="string">
            <text:p text:style-name="Table_20_Contents"><text:span text:style-name="T3">mhealth</text:span> = &lt;číslo&gt;</text:p>
          </table:table-cell>
        </table:table-row>
        <table:table-row>
          <table:table-cell table:style-name="Vlastnosti_5f_robotov.A2" office:value-type="string">
            <text:p text:style-name="Table_20_Contents">Viditeľnosť<text:note text:id="ftn2" text:note-class="footnote"><text:note-citation>2</text:note-citation><text:note-body><text:p text:style-name="Footnote">Viditeľnosť je, čo sa robota týka, kruhová výseč o polomere danom mapou</text:p></text:note-body></text:note></text:p>
          </table:table-cell>
          <table:table-cell table:style-name="Vlastnosti_5f_robotov.A2" office:value-type="string">
            <text:p text:style-name="Table_20_Contents">uhol popisujúci rozsah videnia doľava a doprava vzhľadom na smer robota</text:p>
          </table:table-cell>
          <table:table-cell table:style-name="Vlastnosti_5f_robotov.A2" office:value-type="string">
            <text:p text:style-name="Table_20_Contents">stupeň</text:p>
          </table:table-cell>
          <table:table-cell table:style-name="Vlastnosti_5f_robotov.A2" office:value-type="string">
            <text:p text:style-name="Table_20_Contents">0-90</text:p>
          </table:table-cell>
          <table:table-cell table:style-name="Vlastnosti_5f_robotov.E2" office:value-type="string">
            <text:p text:style-name="Table_20_Contents"><text:span text:style-name="T3">angle</text:span> = &lt;číslo&gt;</text:p>
          </table:table-cell>
        </table:table-row>
        <table:table-row>
          <table:table-cell table:style-name="Vlastnosti_5f_robotov.A2" office:value-type="string">
            <text:p text:style-name="Table_20_Contents">Rýchlosť<text:note text:id="ftn3" text:note-class="footnote"><text:note-citation>3</text:note-citation><text:note-body><text:p text:style-name="Footnote">Počet pixelov je myslený v ideálnom prípade, môže sa stať, že robot po menšok počte krokov zastane kvôli prekážke</text:p></text:note-body></text:note></text:p>
          </table:table-cell>
          <table:table-cell table:style-name="Vlastnosti_5f_robotov.A2" office:value-type="string">
            <text:p text:style-name="Table_20_Contents">počet pixelov, ktoré spraví robot za jedno kolo</text:p>
          </table:table-cell>
          <table:table-cell table:style-name="Vlastnosti_5f_robotov.A2" office:value-type="string">
            <text:p text:style-name="Table_20_Contents">pixelov</text:p>
          </table:table-cell>
          <table:table-cell table:style-name="Vlastnosti_5f_robotov.A2" office:value-type="string">
            <text:p text:style-name="Table_20_Contents">žiadne</text:p>
          </table:table-cell>
          <table:table-cell table:style-name="Vlastnosti_5f_robotov.E2" office:value-type="string">
            <text:p text:style-name="Table_20_Contents"><text:span text:style-name="T3">step</text:span> = &lt;číslo&gt;</text:p>
          </table:table-cell>
        </table:table-row>
        <table:table-row>
          <table:table-cell table:style-name="Vlastnosti_5f_robotov.A2" office:value-type="string">
            <text:p text:style-name="Table_20_Contents">Pamäť</text:p>
          </table:table-cell>
          <table:table-cell table:style-name="Vlastnosti_5f_robotov.A2" office:value-type="string">
            <text:p text:style-name="Table_20_Contents">veľkosť pamäte</text:p>
          </table:table-cell>
          <table:table-cell table:style-name="Vlastnosti_5f_robotov.A2" office:value-type="string">
            <text:p text:style-name="Table_20_Contents">žiadne</text:p>
          </table:table-cell>
          <table:table-cell table:style-name="Vlastnosti_5f_robotov.A2" office:value-type="string">
            <text:p text:style-name="Table_20_Contents">žiadne</text:p>
          </table:table-cell>
          <table:table-cell table:style-name="Vlastnosti_5f_robotov.E2" office:value-type="string">
            <text:p text:style-name="Table_20_Contents"><text:span text:style-name="T3">memory</text:span> = &lt;číslo&gt;</text:p>
          </table:table-cell>
        </table:table-row>
        <table:table-row>
          <table:table-cell table:style-name="Vlastnosti_5f_robotov.A2" office:value-type="string">
            <text:p text:style-name="Table_20_Contents">Počet striel</text:p>
          </table:table-cell>
          <table:table-cell table:style-name="Vlastnosti_5f_robotov.A2" office:value-type="string">
            <text:p text:style-name="Table_20_Contents">počet striel, ktoré môže mať robot vystrelených súčasne</text:p>
          </table:table-cell>
          <table:table-cell table:style-name="Vlastnosti_5f_robotov.A2" office:value-type="string">
            <text:p text:style-name="Table_20_Contents">počet </text:p>
          </table:table-cell>
          <table:table-cell table:style-name="Vlastnosti_5f_robotov.A2" office:value-type="string">
            <text:p text:style-name="Table_20_Contents">žiadne</text:p>
          </table:table-cell>
          <table:table-cell table:style-name="Vlastnosti_5f_robotov.E2" office:value-type="string">
            <text:p text:style-name="Table_20_Contents"><text:span text:style-name="T3">missilles</text:span> = &lt;číslo&gt;</text:p>
          </table:table-cell>
        </table:table-row>
      </table:table>
      <text:p text:style-name="Standard"/>
      <text:p text:style-name="Standard">Náš robot s vlastnosťami teda bude vyzerať <text:s/>takto:</text:p>
      <text:section text:style-name="Sect3" text:name="Sectionľ">
        <text:p text:style-name="Standard">Robot t</text:p>
        <text:p text:style-name="Standard">{</text:p>
        <text:p text:style-name="Standard"><text:tab/><text:span text:style-name="T3">health</text:span> = 6</text:p>
        <text:p text:style-name="Standard"><text:tab/><text:span text:style-name="T3">mhealth</text:span> = 30</text:p>
        <text:p text:style-name="Standard"><text:tab/><text:span text:style-name="T3">misilles</text:span> = 19</text:p>
        <text:p text:style-name="Standard"><text:soft-page-break/>..</text:p>
        <text:p text:style-name="Standard"><text:tab/>&lt;program&gt;</text:p>
        <text:p text:style-name="Standard">}</text:p>
      </text:section>
      <text:p text:style-name="Standard">V prípade, že nejaká vlastnosť nie je definovaná, jej hodnota sa zoberie z globálnych vlastností. Tieto vlastnosti je možné nastaviť v samostatnom menu <text:span text:style-name="T5">Set maximum values of section, </text:span><text:span text:style-name="T6">kde do sekcie č.1 spadá </text:span><text:span text:style-name="T4">memory</text:span><text:span text:style-name="T6">, </text:span><text:span text:style-name="T4">angle</text:span><text:span text:style-name="T6"> a </text:span><text:span text:style-name="T4">hitpoints</text:span><text:span text:style-name="T6"> a zvyšok vlastností spadá do druhej sekcie.</text:span></text:p>
      <text:h text:style-name="P9" text:outline-level="2">Ciele robota</text:h>
      <text:p text:style-name="Standard"/>
      <text:p text:style-name="Standard">Hra sa štandartne končí tým, že na bojisku zostane jediný robot. V tom okamžiku sa na obrazovke vypíše meno robota, ktorý zostal posledný a čaká <text:s/>sa na udalosť z klávesnice. Užívateľ má ale možnosť definovať vlastné ciele zo skupiny:</text:p>
      <table:table table:name="Table1" table:style-name="Table1">
        <table:table-column table:style-name="Table1.A"/>
        <table:table-column table:style-name="Table1.B"/>
        <table:table-row>
          <table:table-cell table:style-name="Table1.A1" office:value-type="string">
            <text:p text:style-name="Table_20_Contents">Popis</text:p>
          </table:table-cell>
          <table:table-cell table:style-name="Table1.B1" office:value-type="string">
            <text:p text:style-name="Table_20_Contents">Syntax</text:p>
          </table:table-cell>
        </table:table-row>
        <table:table-row>
          <table:table-cell table:style-name="Table1.A2" office:value-type="string">
            <text:list xml:id="list786716895" text:style-name="L2">
              <text:list-header>
                <text:p text:style-name="P11">obmedzenie na počet zabitých nepriateľov</text:p>
              </text:list-header>
            </text:list>
          </table:table-cell>
          <table:table-cell table:style-name="Table1.B2" office:value-type="string">
            <text:p text:style-name="Table_20_Contents"><text:span text:style-name="T3">killed</text:span> [&lt;=|==|&gt;=|&lt;|&gt;] &lt;číslo&gt;</text:p>
          </table:table-cell>
        </table:table-row>
        <table:table-row>
          <table:table-cell table:style-name="Table1.A2" office:value-type="string">
            <text:list xml:id="list409880774" text:continue-numbering="true" text:style-name="L2">
              <text:list-header>
                <text:p text:style-name="P11">obmezenie na zabitie konkrétneho nepriateľa podľa mena</text:p>
              </text:list-header>
            </text:list>
          </table:table-cell>
          <table:table-cell table:style-name="Table1.B2" office:value-type="string">
            <text:p text:style-name="Table_20_Contents"><text:span text:style-name="T3">kill</text:span> &lt;meno&gt;</text:p>
          </table:table-cell>
        </table:table-row>
        <table:table-row>
          <table:table-cell table:style-name="Table1.A2" office:value-type="string">
            <text:list xml:id="list1554810938" text:continue-numbering="true" text:style-name="L2">
              <text:list-header>
                <text:p text:style-name="P11">obmedzenie na postupnosť súradníc, ktoré má robot naštíviť</text:p>
              </text:list-header>
            </text:list>
          </table:table-cell>
          <table:table-cell table:style-name="Table1.B2" office:value-type="string">
            <text:p text:style-name="Table_20_Contents"><text:span text:style-name="T3">visitSeq</text:span><text:tab/>([číslo,číslo],[číslo,číslo] ...&gt;</text:p>
          </table:table-cell>
        </table:table-row>
        <table:table-row>
          <table:table-cell table:style-name="Table1.A2" office:value-type="string">
            <text:list xml:id="list1807843588" text:continue-numbering="true" text:style-name="L2">
              <text:list-header>
                <text:p text:style-name="P11">obmedzenie na skupinu súradníc ktoré má robot navštíviť<text:note text:id="ftn4" text:note-class="footnote"><text:note-citation>4</text:note-citation><text:note-body><text:p text:style-name="Footnote">Rozdiel medzi skupinou a postupnosťou je taký, že pri postupnosti sa musí dbať na poradie, v akom boli dvojice napísané, u skupiny je to jedno</text:p></text:note-body></text:note></text:p>
              </text:list-header>
            </text:list>
          </table:table-cell>
          <table:table-cell table:style-name="Table1.B2" office:value-type="string">
            <text:p text:style-name="Table_20_Contents"><text:span text:style-name="T3">visit</text:span><text:tab/>( [číslo,číslo],[číslo,číslo] ...)</text:p>
          </table:table-cell>
        </table:table-row>
      </table:table>
      <text:p text:style-name="Standard"/>
      <text:p text:style-name="Standard">Súradnice sú v tom prípade opäť v jednotkách pixelov. [0,0] označuje ľavý horný roh a smerom dole sa y zväčšuje. rovnako ako smerom doprava osa x nadobúda väčších hodnôt.</text:p>
      <text:p text:style-name="Standard"><text:s/></text:p>
      <text:h text:style-name="P8" text:outline-level="2"><text:span text:style-name="T1">Pamäť</text:span> robota</text:h>
      <text:p text:style-name="Standard"/>
      <text:p text:style-name="Standard">Pamať robota je miesto, kde uchováva premenné. U názvu premenných sa rozlišuje veľkosť písmen. To isté platí pre názov robota. Pre každú jednoduchú premennú obsadí v pamäti jedno miesto. Jednoduché premenné môžu byť 3 typov :</text:p>
      <text:list xml:id="list1264218408" text:style-name="L3">
        <text:list-item>
          <text:p text:style-name="P12">celé číslo</text:p>
        </text:list-item>
        <text:list-item>
          <text:p text:style-name="P12">reálne číslo</text:p>
        </text:list-item>
        <text:list-item>
          <text:p text:style-name="P12">objekt</text:p>
        </text:list-item>
      </text:list>
      <text:p text:style-name="Standard">Zložené premenné obsadzujú v pamäti miesto podľa nasledujúcej tabuľky:</text:p>
      <text:p text:style-name="Standard"/>
      <table:table table:name="tab" table:style-name="tab">
        <table:table-column table:style-name="tab.A" table:number-columns-repeated="2"/>
        <table:table-header-rows>
          <table:table-row>
            <table:table-cell table:style-name="tab.A1" office:value-type="string">
              <text:p text:style-name="Standard">dvojica celých čísel</text:p>
            </table:table-cell>
            <table:table-cell table:style-name="tab.B1" office:value-type="float" office:value="3">
              <text:p text:style-name="Standard">3</text:p>
            </table:table-cell>
          </table:table-row>
        </table:table-header-rows>
        <table:table-row>
          <table:table-cell table:style-name="tab.A2" office:value-type="string">
            <text:p text:style-name="Standard">pole n1 x n2 xn3 ... nM</text:p>
          </table:table-cell>
          <table:table-cell table:style-name="tab.B2" office:value-type="string">
            <text:p text:style-name="Standard">( 1 + n1)*(1+n2)*....(1+nM)</text:p>
          </table:table-cell>
        </table:table-row>
      </table:table>
      <text:p text:style-name="Standard"/>
      <text:p text:style-name="Standard"/>
      <text:p text:style-name="Standard">V prípade, že dojde pamäť, hodnota v danej premennej v konkrétnom čase nie je dopredu určiteľná.</text:p>
      <text:list xml:id="list907886783" text:continue-numbering="true" text:style-name="L3">
        <text:list-header>
          <text:p text:style-name="P12"/>
        </text:list-header>
      </text:list>
      <text:h text:style-name="P8" text:outline-level="2"><text:soft-page-break/><text:span text:style-name="T1">Program</text:span> robota</text:h>
      <text:p text:style-name="Standard"/>
      <text:p text:style-name="Standard">Program robota sa skladá z niekoľkých kódových slov a užívateľom definovaných premenných. Použiteľné kódové slová sú :</text:p>
      <text:list xml:id="list1578618487" text:style-name="L4">
        <text:list-item>
          <text:p text:style-name="P13"><text:span text:style-name="T3">integer,</text:span> <text:span text:style-name="T3">real</text:span>, <text:span text:style-name="T3">location,</text:span> <text:span text:style-name="T3">object</text:span> ( identifikátory základných typov )</text:p>
        </text:list-item>
        <text:list-item>
          <text:p text:style-name="P13">identifikátory základných typov nasledovaných hranatými zátvorkami obsahujúcimi rozsah sú deklarácie polí , napr. <text:span text:style-name="T3">location [3][6]</text:span> je deklarácia poľa veľkosti 3, ktorého každý element je pole veľkosti 6, ktorého každý prvok je dvojica, zvaná <text:span text:style-name="T3">Location</text:span></text:p>
        </text:list-item>
        <text:list-item>
          <text:p text:style-name="P13">function, nasledovaná názvom funkcie a zoznamom parametrov, napríklad</text:p>
          <text:list>
            <text:list-item>
              <text:list>
                <text:list-header>
                  <text:p text:style-name="P13"><text:s/><text:span text:style-name="T3">function fce(integer a, real b){ ... }</text:span></text:p>
                </text:list-header>
              </text:list>
            </text:list-item>
          </text:list>
        </text:list-item>
      </text:list>
      <text:p text:style-name="Standard"><text:tab/>je deklarácia funkcie bez návratového typu.</text:p>
      <text:list xml:id="list207646489" text:continue-list="list1578618487" text:style-name="L4">
        <text:list-item text:start-value="1">
          <text:p text:style-name="P13"><text:span text:style-name="T3">&lt;identifikator_typu&gt; function &lt;meno&gt; ( &lt;zoznam_parametrov&gt;)</text:span>, čo je deklarácia funkcie s návratovou hodnotou</text:p>
        </text:list-item>
        <text:list-item>
          <text:p text:style-name="P13"><text:span text:style-name="T3">main</text:span>, označujúca funkciu bez návratoveho typu, ktorú ako prvú začne robot vykonávať</text:p>
        </text:list-item>
        <text:list-item>
          <text:p text:style-name="P13"><text:span text:style-name="T3">while</text:span> (&lt;podmienka&gt;) { &lt;príkaz&gt; }</text:p>
        </text:list-item>
        <text:list-item>
          <text:p text:style-name="P15">for</text:p>
        </text:list-item>
        <text:list-item>
          <text:p text:style-name="P15">break</text:p>
        </text:list-item>
        <text:list-item>
          <text:p text:style-name="P21">continue</text:p>
        </text:list-item>
        <text:list-item>
          <text:p text:style-name="P15">locate(parameter)</text:p>
          <text:list>
            <text:list-item>
              <text:p text:style-name="P13">funkcia s parametrom typu Object</text:p>
            </text:list-item>
            <text:list-item>
              <text:p text:style-name="P13">návratová hodnota je položka typu Location, kde sú uložené súradnice ťažiska objektu vzhľadom na mapu.</text:p>
            </text:list-item>
          </text:list>
        </text:list-item>
        <text:list-item>
          <text:p text:style-name="P15">isHit(parameter)</text:p>
          <text:list>
            <text:list-item>
              <text:p text:style-name="P13">funkcia s parameterom typu Object</text:p>
            </text:list-item>
            <text:list-item>
              <text:p text:style-name="P13">návratová hodnota je počet životov, ktoré ešte objekt má</text:p>
            </text:list-item>
          </text:list>
        </text:list-item>
        <text:list-item>
          <text:p text:style-name="P15">see()</text:p>
        </text:list-item>
        <text:list-item>
          <text:p text:style-name="P22">návratová hodnotna je počet objektov, ktoré robot vidí</text:p>
        </text:list-item>
        <text:list-item>
          <text:p text:style-name="P13"><text:span text:style-name="T3">turn()</text:span>, t<text:span text:style-name="T3">urnR()</text:span>, t<text:span text:style-name="T3">urnL()</text:span></text:p>
          <text:list>
            <text:list-item>
              <text:p text:style-name="P13">návratová hodnota je vždy true keďže neexistuje nič, čo by zabránilo otáčaiu robota. Predpokladá sa využitie <text:s/>rozšírení.</text:p>
            </text:list-item>
          </text:list>
        </text:list-item>
        <text:list-item>
          <text:p text:style-name="P15">move(parameter)</text:p>
          <text:list>
            <text:list-item>
              <text:p text:style-name="P13">návratová hodnota je cekový počet krokov, ktoré sa podarilo spraviť bez udalosti ko zasiahnutie strelou, arazenie na objekt</text:p>
            </text:list-item>
          </text:list>
        </text:list-item>
        <text:list-item>
          <text:p text:style-name="P13"><text:span text:style-name="T3">isPlayer()</text:span>, <text:span text:style-name="T3">isWall()</text:span>, <text:span text:style-name="T3">isMissille()</text:span></text:p>
        </text:list-item>
        <text:list-item>
          <text:p text:style-name="P22">návratová hodnota je <text:span text:style-name="T3">true</text:span> alebo <text:span text:style-name="T3">false</text:span> v závislosti na type objektu</text:p>
        </text:list-item>
      </text:list>
      <text:p text:style-name="Standard"/>
      <text:p text:style-name="Standard">V programe je možné rekurzívne volať funkcie. V okamihu, keď hĺbka rekurzie <text:s/>väčšia ako 1000, volanie funkcie sa neuskutoční. Toto číslo je pevne dané programom.</text:p>
      <text:p text:style-name="Standard"/>
      <text:p text:style-name="Standard"><text:tab/>Každá operácia/inštrukcia trvá jedno kolo, pokial to nie je pohyb, kde nie je určený presný čas skončenia.</text:p>
      <text:p text:style-name="Standard"><text:tab/>Vygenerovanú sekvenciu príkazov si užívateľ môže pozriet v súbore, ktorého názov je spojenie názvu súboru, kde bol definovaný vstup a názvu robota, zakončný koncovkou xml. Teda v prípade nášho robota, ak by bol bstup nazvaný vstup.input, je výstupný súbor so sekvenciou inštrukcií pre robota Robot nazvaný vstup.robot.xml. </text:p>
      <text:h text:style-name="P6" text:outline-level="1"><text:soft-page-break/>Podporované systémy</text:h>
      <text:p text:style-name="Standard"/>
      <text:p text:style-name="Standard">Program bol primárne vyvíjaný a testovaný na platforme Unix s distribúciou Ubuntu 9.04. Pre iné operačné systémy neexistuje žiadna ďalšia verzia.</text:p>
      <text:p text:style-name="Standard"/>
      <text:h text:style-name="P7" text:outline-level="1">Distribúcia</text:h>
      <text:p text:style-name="Standard"/>
      <text:p text:style-name="Standard">Program je distrubuovaný zip súboroch, ktorý obsahuje zdrojové kódy. Pre spŕavny chod aplikácie je nutné mať nainštalované tieto knižnice: </text:p>
      <text:list xml:id="list689470882" text:style-name="L5">
        <text:list-item>
          <text:p text:style-name="P14">Boost 1.41 pre prácu so súbormi</text:p>
        </text:list-item>
        <text:list-item>
          <text:p text:style-name="P17">knižnice SDL, konkrétne</text:p>
        </text:list-item>
        <text:list-item>
          <text:p text:style-name="P23">SDL </text:p>
        </text:list-item>
        <text:list-item>
          <text:p text:style-name="P23">SDL_image pre prácu s obrázkami</text:p>
        </text:list-item>
        <text:list-item>
          <text:p text:style-name="P23">SDL_ttf <text:s/>pre prácu s vykresľovaním textu</text:p>
        </text:list-item>
        <text:list-item>
          <text:p text:style-name="P17">libxml2 pre vytvorenie xml súborov</text:p>
          <text:p text:style-name="P17"/>
        </text:list-item>
      </text:list>
      <text:p text:style-name="Standard">Podmienkou spustenia je aj nainštalovaý kompilátor g++ verzie 4.2.4 alebo 4.4.0. Pre iné verzie kompilátorov nebol program testovaný.</text:p>
      <text:p text:style-name="Standard"/>
      <text:h text:style-name="P6" text:outline-level="1">Beh programu</text:h>
      <text:p text:style-name="Standard"/>
      <text:p text:style-name="Standard">Po spustení sa objaví obrazovka s možnosťami voľby. Možnosti sú:</text:p>
      <text:list xml:id="list1676974123" text:style-name="L6">
        <text:list-item>
          <text:p text:style-name="P18">Play umožní užívateľovi vybrať si vstupy, ktoré reprezentujú chod robotov a následne spustí simuláciu s vybranými vstupmi, pokiaľ sú bez chyby. V prípade chyby zobrazí varovnú hlášku s upresnením chýb, ktoré sa našli. V prípade bezchybných vstupov sa spustí simulácia, ako je popísane v sekcii Simulácia. V simulácií je možné použiť nasledovné klávesy:</text:p>
        </text:list-item>
        <text:list-item>
          <text:p text:style-name="P24">klávesa <text:span text:style-name="T5">c</text:span> ( vycentruje obraz tak, aby bol posledne sledovaný robot v strede obrazovky )</text:p>
        </text:list-item>
        <text:list-item>
          <text:p text:style-name="P24">klávesa <text:span text:style-name="T5">a</text:span> ( presunie cenrovanie na ďalšieho robota, ktorý je na mape a počet jeho životov je kladný )</text:p>
        </text:list-item>
        <text:list-item>
          <text:p text:style-name="P24">klávesa <text:span text:style-name="T5">n </text:span>( zmení mapu na ďalšiu v poradí, v akom boli vybrané v sekcii máp )</text:p>
        </text:list-item>
        <text:list-item>
          <text:p text:style-name="P24">klávesa <text:span text:style-name="T5">p</text:span> ( zrýchli zobrazovanie simulácie )</text:p>
        </text:list-item>
        <text:list-item>
          <text:p text:style-name="P24">klávesa <text:span text:style-name="T5">m</text:span> ( spomalí vykresľovanie simulácie )</text:p>
        </text:list-item>
        <text:list-item>
          <text:p text:style-name="P24"><text:span text:style-name="T6">klávesa </text:span><text:span text:style-name="T5">medzerník</text:span> ( pauzne hru až do stisknutia ďalšieho medzerníku )</text:p>
        </text:list-item>
        <text:list-item>
          <text:p text:style-name="P24"><text:span text:style-name="T6">klávesa </text:span><text:span text:style-name="T5">escape</text:span> ( zruší vykonávanie simulácie a prejde do úvodného menu )</text:p>
        </text:list-item>
        <text:list-item>
          <text:p text:style-name="P18">Settings umožní užívateľovi <text:s/>nastaviť špeciálne vlastnosti simulácie. Tieto vlastnosti sú globálne a nepripísateľné vstupmi robotov. Nasledujú jednotlivé vlastnosti:</text:p>
        </text:list-item>
        <text:list-item>
          <text:p text:style-name="P24"><text:span text:style-name="T5">Set Instruction Costs</text:span> dovoľuje nastaviť <text:s/>jednotlivým inštrukciám hodnoty. Tieto hodnoty sú celé kladné čísla. Velkosť týchto hodnôt sa prejaví pri vykonávaní inštrukcií. V zásade to znamená, že čím vyššie je číslo, tým dlhšie robotovi vykonanie danej inštrukcie trvá. Presný popis trvania závisí na vybratom plánovači a chovanie jednotlivých implementovaných plánovačov je popísaný v samotatnej sekcii</text:p>
        </text:list-item>
        <text:list-item>
          <text:p text:style-name="P24"><text:soft-page-break/><text:span text:style-name="T5">Set Scheduller</text:span> dovoľuje vybrať plánovač robota. Plánovač sa vyberá pomocou šipiek doľava a doprava.V prípade vybrania plánovača č.2 program čaká číselný vstup. Detailný popis plánovačov je popísaný v samostatnej sekcii.</text:p>
        </text:list-item>
        <text:list-item>
          <text:p text:style-name="P24"><text:span text:style-name="T5">Choose maps</text:span> dovoľuje užívateľovi vybrať mapy, na ktorých bude prebiehať simulácia. Mapy sa vyberajú klávesou Enter. Vybrané mapy sa označia červenou farbou. Stlačením klávesy Escape sa hra vráti do úvodného menu.</text:p>
        </text:list-item>
        <text:list-item>
          <text:p text:style-name="P24"><text:span text:style-name="T5">Set maximum values of section</text:span> umožní uživateľovi nastaviť čiselnú veľkosť bodov, ktoré môže robot vo svojom vstupnom súbore rozdistribuovať medzi vlastnosti. Viac v samostatnej sekcii.</text:p>
        </text:list-item>
        <text:list-item>
          <text:p text:style-name="P18"><text:span text:style-name="T5">Create map</text:span> umožní vytvoriť mapy. Najskôr nutné zadať veľkosť vytvárane mapy. K dispozícií sú štyri preddefinované veľkosti (Big, Small, Normal, Mini) a užívateľom definovaná veľkosť odmedzená na 5 cifier. Objekty na mape sa pridávají klikom myši, pozícia na mape sa ovláda pomocou priľahlých šipiek. Pridávanie štartovných pozícií a cieľových pozícií nie je nijak kontrolované s môžusa objaviť na nedosiahnuteľných pozíciách ( pod stenou a pod. )Odoberať pridané objekty je možné ľavým tlačítkom myši. Súčasťou tohoto menu sú aj voľby:</text:p>
        </text:list-item>
        <text:list-item>
          <text:p text:style-name="P24"><text:span text:style-name="T5">Clean</text:span> vyčistí mapu od všetkých pridaných objektov </text:p>
        </text:list-item>
        <text:list-item>
          <text:p text:style-name="P24"><text:span text:style-name="T5">Save</text:span> čaká na užívateľov vstup a následné potvrdenie enterom</text:p>
        </text:list-item>
        <text:list-item>
          <text:p text:style-name="P24"><text:span text:style-name="T5">Generate</text:span> vygeneruje 'kostru' mapy, teda pridá pevné steny tak, aby každé miesto neobsadene objektom bolo dosiahnuteľné </text:p>
        </text:list-item>
        <text:list-item>
          <text:p text:style-name="P24"><text:span text:style-name="T5">Exit </text:span>prejde do úvodného menu </text:p>
          <text:p text:style-name="P18">Pri vytváraní mapy je dôležité určiť aj <text:span text:style-name="T3">viditeľnosť</text:span>, preto pri stiskoch kláves <text:span text:style-name="T5">m</text:span> a <text:span text:style-name="T5">p</text:span> môže uživateľ zvyšovať alebo znižovať čislo zobrazujúce sa v pravom dolnom rohu, označujúce viditeľnosť. Toto číslo má potom vplyv na určenie toho, ako ďaleko robot vidí.</text:p>
        </text:list-item>
      </text:list>
      <text:h text:style-name="P6" text:outline-level="1">Plánovače </text:h>
      <text:p text:style-name="P1">Vstupný kód, v ktorom je popísaný program robota, sa pri zvolení pretransformuje na jednotlivé inštrukcie, t.j. čo najmešie časti, ktoré musí robot úspešne vykonať, aby jeho chovanie zodpovedalo programu. Plánovače majú za úlohu rozpoznať, kedy môže robot vykonať nasledujúcu inštrukciu. Každy plánovač obsahuje preto čísla, čo sú prepokladané veľkosti trvania inštrukcií, ako sa dajú nastaviť v sekcii Set Instruction costs. Plánovač č.1 vykoná inštrukciu a potom čaká toľko kôl, koľko je u danej inštrukcie nastavena veľkosť ( defaultne jedna ). </text:p>
      <text:p text:style-name="P1">Plánovač č.2 používa ďalšie číslo, ktoré hovorí, aký koľko inštrukcií s veľkosťou jedna je schopný robot za jedno kolo vykonať. Teda a rozdiel od predchádzajúceho plánovača, robot je v tomto prípade schopný vykonať niekoľko inštrukcií za kolo. V prípade vysokej hodnoty tohoto čísla je možné spomalenie simulácie.</text:p>
      <text:h text:style-name="P6" text:outline-level="1" text:is-list-header="true">Kolo hry</text:h>
      <text:p text:style-name="P1">Jedno kolo znamená jedno zavolanie plánovača u každého živého robota na hracej ploche.</text:p>
      <text:p text:style-name="P2">Ciele robota</text:p>
      <text:p text:style-name="P1">Vo vstupe je možné definovať podmienky, za ktorých robot úspešne splnil simuláciu. Tieto podmienky musia byť splnené všetky naraz. Aktuálne sú to tieto možnosti:</text:p>
      <text:list xml:id="list1995943070" text:style-name="L7">
        <text:list-item>
          <text:p text:style-name="P19">Navštíviť miesto na ploche. Vo vstupe sa táto možnosť označuje kódovým slovom <text:span text:style-name="T3">Visit</text:span> <text:span text:style-name="T3">[ &lt;miesta&gt; ]</text:span>. Miesta môžu byť definované a mape ( označujú sa potom čislom ), môže to <text:soft-page-break/>byť štartovné polícko robota ( označenie <text:span text:style-name="T3">START [meno_robota] </text:span>) alebo to môže byť užívateľom definované miesto, označené v pixeloch a značiace absolútnu polohu na mape. Kontrovanie užívateľom definovaného targetu nie je implementované. V prípade, že sa nenájde ostatné miesta, je toto miesto ignorované a považuje sa za navštivené.</text:p>
        </text:list-item>
        <text:list-item>
          <text:p text:style-name="P19">Navštíviť sekvenciu miest na mape. Pre miesta platí to isté ako v prechádzajúcej podmienke s ym rozdielom, že miesta musia byť navštívené v danom poradí. Vo vstupe sa defiuje kódovým slovom <text:span text:style-name="T3">visitSeq</text:span></text:p>
        </text:list-item>
        <text:list-item>
          <text:p text:style-name="P19">Podmienka na počet zabitých nepriateľov. Vo vstupe sa definuje kódovým slovom <text:span text:style-name="T3">killed</text:span> nasledovaným relačným znamienkom a číslom</text:p>
        </text:list-item>
        <text:list-item>
          <text:p text:style-name="P19">Podmienka na zabitie určitého nepriateľa.Vo vstupe sa definuje kódovým slovom <text:span text:style-name="T3">kill</text:span>, nasledoaným menom robota. V prípade, že existuje viacero robotov s rovnakým menom, ako primárny nepriateľ je určený obot <text:s/>rovnakom vstupnom súbore, ak taký existuje. Ak nie, primárnym nepriateľom sa stáva jeden z robotov s určeným menom. Duplicitné položku na budú ignorované.</text:p>
        </text:list-item>
      </text:list>
      <text:p text:style-name="P1"/>
      <text:h text:style-name="P7" text:outline-level="1">Priebeh simulácie</text:h>
      <text:p text:style-name="P1"><text:s/>Priebeh simulácie codewars teda prebieha nasledujúco:</text:p>
      <text:list xml:id="list268608361" text:style-name="L8">
        <text:list-item>
          <text:p text:style-name="P20">vyberú sa vstupy robotov na hracom poli</text:p>
        </text:list-item>
        <text:list-item>
          <text:p text:style-name="P20">vstupy sa spracujú na inštrukcie</text:p>
        </text:list-item>
        <text:list-item>
          <text:p text:style-name="P20">roboti sa umiestnia naštartovacie políčka. Ak nie je dostatok štartovacích políčok, pokúsia sa umiestniť náhodne. Ak sa epodarí ani, to, dotyčný robot vypadáva zo simulácie. Pozícia štaru robota nesmie kolidovať s iným objektom. Ak koliduje, robot sa tam neumiestni.</text:p>
        </text:list-item>
        <text:list-item>
          <text:p text:style-name="P20">priebieha kolo – zavolá sa plánovač u každého robota. Plánovač neurobí nič, pokiaľ sa robot nachádza v nasledujúcich stavoch ( pohybujúci sa, strieľajúci, zasiahnutý), alebo nenastal čas ďalšej inštrukcie. Inak nasledujúcu inštrukciu vykoná. Dĺžka trvania stavov robotov, v ktorých musí plánovač čakať, nie je možné dopredu určit.</text:p>
        </text:list-item>
        <text:list-item>
          <text:p text:style-name="P20">vypočítajú a vykreslia sa výsledky inštrukcií a akcií robotov ( pohyb objektov, zasiahnutie, vypočítanie škody, odstránenie častí so životnoštou menšou ako 0 )</text:p>
        </text:list-item>
        <text:list-item>
          <text:p text:style-name="P20">skontroluje sa splnenosť cieľov u každého robota, ak má aspoň jeden robot splnené všetky ciele, alebo ako jediný z robotov má životnosť väčšiu ako 0, simulácia skočí výpisom robotov, ktorí úspešne ukončili simuláciu. Inak sa pokračuje krokom 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Eva Pešková<text:tab/><text:tab/>20.5.201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peva User</meta:initial-creator>
    <meta:creation-date>2010-03-07T19:45:55</meta:creation-date>
    <dc:date>2010-05-25T21:44:52</dc:date>
    <meta:editing-cycles>125</meta:editing-cycles>
    <meta:editing-duration>PT29H40M17S</meta:editing-duration>
    <meta:document-statistic meta:table-count="3" meta:image-count="0" meta:object-count="0" meta:page-count="7" meta:paragraph-count="206" meta:word-count="2105" meta:character-count="13662"/>
    <meta:user-defined meta:name="Info 1"/>
    <meta:user-defined meta:name="Info 2"/>
    <meta:user-defined meta:name="Info 3"/>
    <meta:user-defined meta:name="Info 4"/>
  </office:meta>
</office:document-meta>
</file>